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11" table:default-cell-style-name="Default"/>
        <table:table-row table:style-name="ro1">
          <table:table-cell/>
          <table:table-cell office:value-type="string" calcext:value-type="string">
            <text:p>Usage</text:p>
          </table:table-cell>
          <table:table-cell office:value-type="string" calcext:value-type="string">
            <text:p>Assumptions</text:p>
          </table:table-cell>
          <table:table-cell table:style-name="Default" office:value-type="string" calcext:value-type="string">
            <text:p>Khw for a year</text:p>
          </table:table-cell>
          <table:table-cell office:value-type="string" calcext:value-type="string">
            <text:p>CO2 (kg) in a year</text:p>
          </table:table-cell>
          <table:table-cell office:value-type="string" calcext:value-type="string">
            <text:p>CO2 (kg) Ireland</text:p>
          </table:table-cell>
          <table:table-cell office:value-type="string" calcext:value-type="string">
            <text:p>CO2 (kg) Netherland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crowave Oven</text:p>
          </table:table-cell>
          <table:table-cell office:value-type="string" calcext:value-type="string">
            <text:p>96 times per year</text:p>
          </table:table-cell>
          <table:table-cell table:style-name="ce1" office:value-type="string" calcext:value-type="string">
            <text:p>0.945 kWh per use (based on 1.39 kWh for full power and 0.5 kWh for defrosting)</text:p>
          </table:table-cell>
          <table:table-cell table:formula="of:=96*0.945" office:value-type="float" office:value="90.72" calcext:value-type="float">
            <text:p>90.72</text:p>
          </table:table-cell>
          <table:table-cell office:value-type="float" office:value="39" calcext:value-type="float">
            <text:p>39</text:p>
          </table:table-cell>
          <table:table-cell table:formula="of:=[.D2]*[.$N$7]" office:value-type="float" office:value="31.57056" calcext:value-type="float">
            <text:p>31.57056</text:p>
          </table:table-cell>
          <table:table-cell table:formula="of:=[.D2]*[.$N$8]" office:value-type="float" office:value="41.014512" calcext:value-type="float">
            <text:p>41.01451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Washing Machine</text:p>
          </table:table-cell>
          <table:table-cell office:value-type="string" calcext:value-type="string">
            <text:p>187 washes per year</text:p>
          </table:table-cell>
          <table:table-cell table:style-name="ce1" office:value-type="string" calcext:value-type="string">
            <text:p>EU energy label A-rated gives an average consumption at 40°C using a 2kg load to be 0.63 kWh</text:p>
          </table:table-cell>
          <table:table-cell table:formula="of:=187*0.63" office:value-type="float" office:value="117.81" calcext:value-type="float">
            <text:p>117.81</text:p>
          </table:table-cell>
          <table:table-cell office:value-type="float" office:value="51" calcext:value-type="float">
            <text:p>51</text:p>
          </table:table-cell>
          <table:table-cell table:formula="of:=[.D3]*[.$N$7]" office:value-type="float" office:value="40.99788" calcext:value-type="float">
            <text:p>40.99788</text:p>
          </table:table-cell>
          <table:table-cell table:formula="of:=[.D3]*[.$N$8]" office:value-type="float" office:value="53.261901" calcext:value-type="float">
            <text:p>53.26190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lectric Tumble Dryer</text:p>
          </table:table-cell>
          <table:table-cell office:value-type="string" calcext:value-type="string">
            <text:p>148 uses per year</text:p>
          </table:table-cell>
          <table:table-cell table:style-name="ce1" office:value-type="string" calcext:value-type="string">
            <text:p>2.50 kWh per cycle</text:p>
            <text:p>Based on an average load capacity of 4.76 kg of dry laundry</text:p>
          </table:table-cell>
          <table:table-cell table:formula="of:=148*2.5" office:value-type="float" office:value="370" calcext:value-type="float">
            <text:p>370</text:p>
          </table:table-cell>
          <table:table-cell office:value-type="float" office:value="159" calcext:value-type="float">
            <text:p>159</text:p>
          </table:table-cell>
          <table:table-cell table:formula="of:=[.D4]*[.$N$7]" office:value-type="float" office:value="128.76" calcext:value-type="float">
            <text:p>128.76</text:p>
          </table:table-cell>
          <table:table-cell table:formula="of:=[.D4]*[.$N$8]" office:value-type="float" office:value="167.277" calcext:value-type="float">
            <text:p>167.27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ettle</text:p>
          </table:table-cell>
          <table:table-cell office:value-type="string" calcext:value-type="string">
            <text:p>1542 uses per year</text:p>
          </table:table-cell>
          <table:table-cell table:style-name="ce1" office:value-type="string" calcext:value-type="string">
            <text:p>0.11 kWh per use based on heating 1 Litre of water</text:p>
          </table:table-cell>
          <table:table-cell table:formula="of:=1542*0.11" office:value-type="float" office:value="169.62" calcext:value-type="float">
            <text:p>169.62</text:p>
          </table:table-cell>
          <table:table-cell office:value-type="float" office:value="73" calcext:value-type="float">
            <text:p>73</text:p>
          </table:table-cell>
          <table:table-cell table:formula="of:=[.D5]*[.$N$7]" office:value-type="float" office:value="59.02776" calcext:value-type="float">
            <text:p>59.02776</text:p>
          </table:table-cell>
          <table:table-cell table:formula="of:=[.D5]*[.$N$8]" office:value-type="float" office:value="76.685202" calcext:value-type="float">
            <text:p>76.685202</text:p>
          </table:table-cell>
          <table:table-cell table:number-columns-repeated="6"/>
          <table:table-cell office:value-type="string" calcext:value-type="string">
            <text:p>https://www.carbonfootprint.com/energyconsumption.html</text:p>
          </table:table-cell>
          <table:table-cell/>
        </table:table-row>
        <table:table-row table:style-name="ro1">
          <table:table-cell office:value-type="string" calcext:value-type="string">
            <text:p>Electric Oven</text:p>
          </table:table-cell>
          <table:table-cell office:value-type="string" calcext:value-type="string">
            <text:p>135.1 uses per year</text:p>
          </table:table-cell>
          <table:table-cell table:style-name="ce1" office:value-type="string" calcext:value-type="string">
            <text:p>1.56 kWh per use</text:p>
          </table:table-cell>
          <table:table-cell table:formula="of:= 135.1*1.56" office:value-type="float" office:value="210.756" calcext:value-type="float">
            <text:p>210.756</text:p>
          </table:table-cell>
          <table:table-cell office:value-type="float" office:value="91" calcext:value-type="float">
            <text:p>91</text:p>
          </table:table-cell>
          <table:table-cell table:formula="of:=[.D6]*[.$N$7]" office:value-type="float" office:value="73.343088" calcext:value-type="float">
            <text:p>73.343088</text:p>
          </table:table-cell>
          <table:table-cell table:formula="of:=[.D6]*[.$N$8]" office:value-type="float" office:value="95.2827876" calcext:value-type="float">
            <text:p>95.282787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lectric Hob</text:p>
          </table:table-cell>
          <table:table-cell office:value-type="string" calcext:value-type="string">
            <text:p>424 uses per year</text:p>
          </table:table-cell>
          <table:table-cell table:style-name="ce1" office:value-type="string" calcext:value-type="string">
            <text:p>0.71 kWh per use</text:p>
          </table:table-cell>
          <table:table-cell table:formula="of:=424*0.71" office:value-type="float" office:value="301.04" calcext:value-type="float">
            <text:p>301.04</text:p>
          </table:table-cell>
          <table:table-cell office:value-type="float" office:value="129" calcext:value-type="float">
            <text:p>129</text:p>
          </table:table-cell>
          <table:table-cell table:formula="of:=[.D7]*[.$N$7]" office:value-type="float" office:value="104.76192" calcext:value-type="float">
            <text:p>104.76192</text:p>
          </table:table-cell>
          <table:table-cell table:formula="of:=[.D7]*[.$N$8]" office:value-type="float" office:value="136.100184" calcext:value-type="float">
            <text:p>136.100184</text:p>
          </table:table-cell>
          <table:table-cell table:number-columns-repeated="5"/>
          <table:table-cell office:value-type="string" calcext:value-type="string">
            <text:p>Ireland</text:p>
          </table:table-cell>
          <table:table-cell office:value-type="float" office:value="0.348" calcext:value-type="float">
            <text:p>0.348</text:p>
          </table:table-cell>
          <table:table-cell table:style-name="ce1" office:value-type="string" calcext:value-type="string">
            <text:p>kWh at a factor of kgCO2e/kWh</text:p>
          </table:table-cell>
        </table:table-row>
        <table:table-row table:style-name="ro1">
          <table:table-cell office:value-type="string" calcext:value-type="string">
            <text:p>Dishwasher at 55°C</text:p>
          </table:table-cell>
          <table:table-cell office:value-type="string" calcext:value-type="string">
            <text:p>110 uses per year</text:p>
          </table:table-cell>
          <table:table-cell table:style-name="ce1" office:value-type="string" calcext:value-type="string">
            <text:p>1.07 kWh per use </text:p>
          </table:table-cell>
          <table:table-cell table:formula="of:=110*1.07" office:value-type="float" office:value="117.7" calcext:value-type="float">
            <text:p>117.7</text:p>
          </table:table-cell>
          <table:table-cell office:value-type="float" office:value="51" calcext:value-type="float">
            <text:p>51</text:p>
          </table:table-cell>
          <table:table-cell table:formula="of:=[.D8]*[.$N$7]" office:value-type="float" office:value="40.9596" calcext:value-type="float">
            <text:p>40.9596</text:p>
          </table:table-cell>
          <table:table-cell table:formula="of:=[.D8]*[.$N$8]" office:value-type="float" office:value="53.21217" calcext:value-type="float">
            <text:p>53.21217</text:p>
          </table:table-cell>
          <table:table-cell table:number-columns-repeated="5"/>
          <table:table-cell office:value-type="string" calcext:value-type="string">
            <text:p>Netherlands</text:p>
          </table:table-cell>
          <table:table-cell office:value-type="float" office:value="0.4521" calcext:value-type="float">
            <text:p>0.4521</text:p>
          </table:table-cell>
          <table:table-cell/>
        </table:table-row>
        <table:table-row table:style-name="ro1">
          <table:table-cell office:value-type="string" calcext:value-type="string">
            <text:p>Dishwasher at 65°C</text:p>
          </table:table-cell>
          <table:table-cell office:value-type="string" calcext:value-type="string">
            <text:p>135 uses per year</text:p>
          </table:table-cell>
          <table:table-cell table:style-name="ce1" office:value-type="string" calcext:value-type="string">
            <text:p>1.44 kWh per use</text:p>
          </table:table-cell>
          <table:table-cell table:formula="of:=135*1.44" office:value-type="float" office:value="194.4" calcext:value-type="float">
            <text:p>194.4</text:p>
          </table:table-cell>
          <table:table-cell office:value-type="float" office:value="84" calcext:value-type="float">
            <text:p>84</text:p>
          </table:table-cell>
          <table:table-cell table:formula="of:=[.D9]*[.$N$7]" office:value-type="float" office:value="67.6512" calcext:value-type="float">
            <text:p>67.6512</text:p>
          </table:table-cell>
          <table:table-cell table:formula="of:=[.D9]*[.$N$8]" office:value-type="float" office:value="87.88824" calcext:value-type="float">
            <text:p>87.88824</text:p>
          </table:table-cell>
          <table:table-cell table:number-columns-repeated="5"/>
          <table:table-cell office:value-type="string" calcext:value-type="string">
            <text:p>UK</text:p>
          </table:table-cell>
          <table:table-cell office:value-type="float" office:value="0.2532" calcext:value-type="float">
            <text:p>0.2532</text:p>
          </table:table-cell>
          <table:table-cell/>
        </table:table-row>
        <table:table-row table:style-name="ro1">
          <table:table-cell office:value-type="string" calcext:value-type="string">
            <text:p>Fridge-Freezer A ++ spec</text:p>
          </table:table-cell>
          <table:table-cell office:value-type="string" calcext:value-type="string">
            <text:p>24 hours a day</text:p>
          </table:table-cell>
          <table:table-cell table:style-name="ce1" office:value-type="string" calcext:value-type="string">
            <text:p>206 kWh per year</text:p>
          </table:table-cell>
          <table:table-cell office:value-type="float" office:value="206" calcext:value-type="float">
            <text:p>206</text:p>
          </table:table-cell>
          <table:table-cell office:value-type="float" office:value="89" calcext:value-type="float">
            <text:p>89</text:p>
          </table:table-cell>
          <table:table-cell table:formula="of:=[.D10]*[.$N$7]" office:value-type="float" office:value="71.688" calcext:value-type="float">
            <text:p>71.688</text:p>
          </table:table-cell>
          <table:table-cell table:formula="of:=[.D10]*[.$N$8]" office:value-type="float" office:value="93.1326" calcext:value-type="float">
            <text:p>93.1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idge-Freezer A+ spec</text:p>
          </table:table-cell>
          <table:table-cell office:value-type="string" calcext:value-type="string">
            <text:p>24 hours a day</text:p>
          </table:table-cell>
          <table:table-cell table:style-name="ce1" office:value-type="string" calcext:value-type="string">
            <text:p>270 kWh per year</text:p>
          </table:table-cell>
          <table:table-cell office:value-type="float" office:value="270" calcext:value-type="float">
            <text:p>270</text:p>
          </table:table-cell>
          <table:table-cell office:value-type="float" office:value="116" calcext:value-type="float">
            <text:p>116</text:p>
          </table:table-cell>
          <table:table-cell table:formula="of:=[.D11]*[.$N$7]" office:value-type="float" office:value="93.96" calcext:value-type="float">
            <text:p>93.96</text:p>
          </table:table-cell>
          <table:table-cell table:formula="of:=[.D11]*[.$N$8]" office:value-type="float" office:value="122.067" calcext:value-type="float">
            <text:p>122.0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idge-Freezer A spec</text:p>
          </table:table-cell>
          <table:table-cell office:value-type="string" calcext:value-type="string">
            <text:p>24 hours a day</text:p>
          </table:table-cell>
          <table:table-cell table:style-name="ce1" office:value-type="string" calcext:value-type="string">
            <text:p>408 kWh per year</text:p>
          </table:table-cell>
          <table:table-cell office:value-type="float" office:value="408" calcext:value-type="float">
            <text:p>408</text:p>
          </table:table-cell>
          <table:table-cell office:value-type="float" office:value="175" calcext:value-type="float">
            <text:p>175</text:p>
          </table:table-cell>
          <table:table-cell table:formula="of:=[.D12]*[.$N$7]" office:value-type="float" office:value="141.984" calcext:value-type="float">
            <text:p>141.984</text:p>
          </table:table-cell>
          <table:table-cell table:formula="of:=[.D12]*[.$N$8]" office:value-type="float" office:value="184.4568" calcext:value-type="float">
            <text:p>184.4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mary TV – LCD 34-37 inch</text:p>
          </table:table-cell>
          <table:table-cell office:value-type="string" calcext:value-type="string">
            <text:p>6.5 hours a day</text:p>
          </table:table-cell>
          <table:table-cell office:value-type="string" calcext:value-type="string">
            <text:p>263.9 W per use</text:p>
          </table:table-cell>
          <table:table-cell table:style-name="Default" table:formula="of:=365*(263.9/6.5)/1000" office:value-type="float" office:value="14.819" calcext:value-type="float">
            <text:p>14.819</text:p>
          </table:table-cell>
          <table:table-cell office:value-type="float" office:value="215" calcext:value-type="float">
            <text:p>215</text:p>
          </table:table-cell>
          <table:table-cell table:formula="of:=[.D13]*[.$N$7]" office:value-type="float" office:value="5.157012" calcext:value-type="float">
            <text:p>5.157012</text:p>
          </table:table-cell>
          <table:table-cell table:formula="of:=[.D13]*[.$N$8]" office:value-type="float" office:value="6.6996699" calcext:value-type="float">
            <text:p>6.69966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FR)</text:p>
          </table:table-cell>
          <table:table-cell office:value-type="float" office:value="25.08" calcext:value-type="float">
            <text:p>25.08</text:p>
          </table:table-cell>
          <table:table-cell table:style-name="ce1" office:value-type="float" office:value="14.07" calcext:value-type="float">
            <text:p>14.07</text:p>
          </table:table-cell>
          <table:table-cell table:formula="of:=([.C14]/[.B14])*(24*365)" office:value-type="float" office:value="4914.4019138756" calcext:value-type="float">
            <text:p>4914.4019138756</text:p>
          </table:table-cell>
          <table:table-cell/>
          <table:table-cell table:formula="of:=[.D14]*[.$N$7]" office:value-type="float" office:value="1710.21186602871" calcext:value-type="float">
            <text:p>1710.21186602871</text:p>
          </table:table-cell>
          <table:table-cell table:formula="of:=[.D14]*[.$N$8]" office:value-type="float" office:value="2221.80110526316" calcext:value-type="float">
            <text:p>2221.80110526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ES)</text:p>
          </table:table-cell>
          <table:table-cell office:value-type="float" office:value="28.41" calcext:value-type="float">
            <text:p>28.41</text:p>
          </table:table-cell>
          <table:table-cell office:value-type="float" office:value="15.79" calcext:value-type="float">
            <text:p>15.79</text:p>
          </table:table-cell>
          <table:table-cell table:formula="of:=([.C15]/[.B15])*(24*365)" office:value-type="float" office:value="4868.72228088701" calcext:value-type="float">
            <text:p>4868.72228088701</text:p>
          </table:table-cell>
          <table:table-cell/>
          <table:table-cell table:formula="of:=[.D15]*[.$N$7]" office:value-type="float" office:value="1694.31535374868" calcext:value-type="float">
            <text:p>1694.31535374868</text:p>
          </table:table-cell>
          <table:table-cell table:formula="of:=[.D15]*[.$N$8]" office:value-type="float" office:value="2201.14934318902" calcext:value-type="float">
            <text:p>2201.149343189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FR-EN)</text:p>
          </table:table-cell>
          <table:table-cell office:value-type="float" office:value="23.51" calcext:value-type="float">
            <text:p>23.51</text:p>
          </table:table-cell>
          <table:table-cell office:value-type="float" office:value="13.15" calcext:value-type="float">
            <text:p>13.15</text:p>
          </table:table-cell>
          <table:table-cell table:formula="of:=([.C16]/[.B16])*(24*365)" office:value-type="float" office:value="4899.78732454275" calcext:value-type="float">
            <text:p>4899.78732454275</text:p>
          </table:table-cell>
          <table:table-cell/>
          <table:table-cell table:formula="of:=[.D16]*[.$N$7]" office:value-type="float" office:value="1705.12598894088" calcext:value-type="float">
            <text:p>1705.12598894088</text:p>
          </table:table-cell>
          <table:table-cell table:formula="of:=[.D16]*[.$N$8]" office:value-type="float" office:value="2215.19384942578" calcext:value-type="float">
            <text:p>2215.193849425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S-EN)</text:p>
          </table:table-cell>
          <table:table-cell office:value-type="float" office:value="24.38" calcext:value-type="float">
            <text:p>24.38</text:p>
          </table:table-cell>
          <table:table-cell office:value-type="float" office:value="13.44" calcext:value-type="float">
            <text:p>13.44</text:p>
          </table:table-cell>
          <table:table-cell table:formula="of:=([.C17]/[.B17])*(24*365)" office:value-type="float" office:value="4829.13863822806" calcext:value-type="float">
            <text:p>4829.13863822806</text:p>
          </table:table-cell>
          <table:table-cell/>
          <table:table-cell table:formula="of:=[.D17]*[.$N$7]" office:value-type="float" office:value="1680.54024610336" calcext:value-type="float">
            <text:p>1680.54024610336</text:p>
          </table:table-cell>
          <table:table-cell table:formula="of:=[.D17]*[.$N$8]" office:value-type="float" office:value="2183.2535783429" calcext:value-type="float">
            <text:p>2183.2535783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N-FR)</text:p>
          </table:table-cell>
          <table:table-cell office:value-type="float" office:value="5.22" calcext:value-type="float">
            <text:p>5.22</text:p>
          </table:table-cell>
          <table:table-cell office:value-type="float" office:value="3.64" calcext:value-type="float">
            <text:p>3.64</text:p>
          </table:table-cell>
          <table:table-cell table:formula="of:=([.C18]/[.B18])*(24*365)" office:value-type="float" office:value="6108.50574712644" calcext:value-type="float">
            <text:p>6108.50574712644</text:p>
          </table:table-cell>
          <table:table-cell/>
          <table:table-cell table:formula="of:=[.D18]*[.$N$7]" office:value-type="float" office:value="2125.76" calcext:value-type="float">
            <text:p>2125.76</text:p>
          </table:table-cell>
          <table:table-cell table:formula="of:=[.D18]*[.$N$8]" office:value-type="float" office:value="2761.65544827586" calcext:value-type="float">
            <text:p>2761.65544827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N-ES)</text:p>
          </table:table-cell>
          <table:table-cell office:value-type="float" office:value="6.6" calcext:value-type="float">
            <text:p>6.6</text:p>
          </table:table-cell>
          <table:table-cell office:value-type="float" office:value="4.6" calcext:value-type="float">
            <text:p>4.6</text:p>
          </table:table-cell>
          <table:table-cell table:formula="of:=([.C19]/[.B19])*(24*365)" office:value-type="float" office:value="6105.45454545455" calcext:value-type="float">
            <text:p>6105.45454545455</text:p>
          </table:table-cell>
          <table:table-cell/>
          <table:table-cell table:formula="of:=[.D19]*[.$N$7]" office:value-type="float" office:value="2124.69818181818" calcext:value-type="float">
            <text:p>2124.69818181818</text:p>
          </table:table-cell>
          <table:table-cell table:formula="of:=[.D19]*[.$N$8]" office:value-type="float" office:value="2760.276" calcext:value-type="float">
            <text:p>2760.2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FR-EN)</text:p>
          </table:table-cell>
          <table:table-cell office:value-type="float" office:value="6.15" calcext:value-type="float">
            <text:p>6.15</text:p>
          </table:table-cell>
          <table:table-cell office:value-type="float" office:value="4.29" calcext:value-type="float">
            <text:p>4.29</text:p>
          </table:table-cell>
          <table:table-cell table:formula="of:=([.C20]/[.B20])*(24*365)" office:value-type="float" office:value="6110.63414634146" calcext:value-type="float">
            <text:p>6110.63414634146</text:p>
          </table:table-cell>
          <table:table-cell/>
          <table:table-cell table:formula="of:=[.D20]*[.$N$7]" office:value-type="float" office:value="2126.50068292683" calcext:value-type="float">
            <text:p>2126.50068292683</text:p>
          </table:table-cell>
          <table:table-cell table:formula="of:=[.D20]*[.$N$8]" office:value-type="float" office:value="2762.61769756098" calcext:value-type="float">
            <text:p>2762.617697560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S-EN)</text:p>
          </table:table-cell>
          <table:table-cell office:value-type="float" office:value="6.36" calcext:value-type="float">
            <text:p>6.36</text:p>
          </table:table-cell>
          <table:table-cell office:value-type="float" office:value="4.5" calcext:value-type="float">
            <text:p>4.5</text:p>
          </table:table-cell>
          <table:table-cell table:formula="of:=([.C21]/[.B21])*(24*365)" office:value-type="float" office:value="6198.11320754717" calcext:value-type="float">
            <text:p>6198.11320754717</text:p>
          </table:table-cell>
          <table:table-cell/>
          <table:table-cell table:formula="of:=[.D21]*[.$N$7]" office:value-type="float" office:value="2156.94339622641" calcext:value-type="float">
            <text:p>2156.94339622641</text:p>
          </table:table-cell>
          <table:table-cell table:formula="of:=[.D21]*[.$N$8]" office:value-type="float" office:value="2802.16698113208" calcext:value-type="float">
            <text:p>2802.166981132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N-FR)</text:p>
          </table:table-cell>
          <table:table-cell office:value-type="float" office:value="18.83" calcext:value-type="float">
            <text:p>18.83</text:p>
          </table:table-cell>
          <table:table-cell office:value-type="float" office:value="6.33" calcext:value-type="float">
            <text:p>6.33</text:p>
          </table:table-cell>
          <table:table-cell table:formula="of:=([.C22]/[.B22])*(24*365)" office:value-type="float" office:value="2944.81147105682" calcext:value-type="float">
            <text:p>2944.81147105682</text:p>
          </table:table-cell>
          <table:table-cell/>
          <table:table-cell table:formula="of:=[.D22]*[.$N$7]" office:value-type="float" office:value="1024.79439192778" calcext:value-type="float">
            <text:p>1024.79439192778</text:p>
          </table:table-cell>
          <table:table-cell table:formula="of:=[.D22]*[.$N$8]" office:value-type="float" office:value="1331.34926606479" calcext:value-type="float">
            <text:p>1331.349266064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N-ES)</text:p>
          </table:table-cell>
          <table:table-cell office:value-type="float" office:value="16.66" calcext:value-type="float">
            <text:p>16.66</text:p>
          </table:table-cell>
          <table:table-cell office:value-type="float" office:value="5.54" calcext:value-type="float">
            <text:p>5.54</text:p>
          </table:table-cell>
          <table:table-cell table:formula="of:=([.C23]/[.B23])*(24*365)" office:value-type="float" office:value="2912.98919567827" calcext:value-type="float">
            <text:p>2912.98919567827</text:p>
          </table:table-cell>
          <table:table-cell/>
          <table:table-cell table:formula="of:=[.D23]*[.$N$7]" office:value-type="float" office:value="1013.72024009604" calcext:value-type="float">
            <text:p>1013.72024009604</text:p>
          </table:table-cell>
          <table:table-cell table:formula="of:=[.D23]*[.$N$8]" office:value-type="float" office:value="1316.96241536615" calcext:value-type="float">
            <text:p>1316.96241536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FR-EN)</text:p>
          </table:table-cell>
          <table:table-cell office:value-type="float" office:value="13.95" calcext:value-type="float">
            <text:p>13.95</text:p>
          </table:table-cell>
          <table:table-cell office:value-type="float" office:value="4.63" calcext:value-type="float">
            <text:p>4.63</text:p>
          </table:table-cell>
          <table:table-cell table:formula="of:=([.C24]/[.B24])*(24*365)" office:value-type="float" office:value="2907.44086021505" calcext:value-type="float">
            <text:p>2907.44086021505</text:p>
          </table:table-cell>
          <table:table-cell/>
          <table:table-cell table:formula="of:=[.D24]*[.$N$7]" office:value-type="float" office:value="1011.78941935484" calcext:value-type="float">
            <text:p>1011.78941935484</text:p>
          </table:table-cell>
          <table:table-cell table:formula="of:=[.D24]*[.$N$8]" office:value-type="float" office:value="1314.45401290323" calcext:value-type="float">
            <text:p>1314.454012903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S-EN)</text:p>
          </table:table-cell>
          <table:table-cell office:value-type="float" office:value="19.21" calcext:value-type="float">
            <text:p>19.21</text:p>
          </table:table-cell>
          <table:table-cell office:value-type="float" office:value="6.37" calcext:value-type="float">
            <text:p>6.37</text:p>
          </table:table-cell>
          <table:table-cell table:formula="of:=([.C25]/[.B25])*(24*365)" office:value-type="float" office:value="2904.79958355023" calcext:value-type="float">
            <text:p>2904.79958355023</text:p>
          </table:table-cell>
          <table:table-cell/>
          <table:table-cell table:formula="of:=[.D25]*[.$N$7]" office:value-type="float" office:value="1010.87025507548" calcext:value-type="float">
            <text:p>1010.87025507548</text:p>
          </table:table-cell>
          <table:table-cell table:formula="of:=[.D25]*[.$N$8]" office:value-type="float" office:value="1313.25989172306" calcext:value-type="float">
            <text:p>1313.259891723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N-FR)</text:p>
          </table:table-cell>
          <table:table-cell office:value-type="float" office:value="5.06" calcext:value-type="float">
            <text:p>5.06</text:p>
          </table:table-cell>
          <table:table-cell office:value-type="float" office:value="2.27" calcext:value-type="float">
            <text:p>2.27</text:p>
          </table:table-cell>
          <table:table-cell table:formula="of:=([.C26]/[.B26])*(24*365)" office:value-type="float" office:value="3929.8814229249" calcext:value-type="float">
            <text:p>3929.8814229249</text:p>
          </table:table-cell>
          <table:table-cell/>
          <table:table-cell table:formula="of:=[.D26]*[.$N$7]" office:value-type="float" office:value="1367.59873517787" calcext:value-type="float">
            <text:p>1367.59873517787</text:p>
          </table:table-cell>
          <table:table-cell table:formula="of:=[.D26]*[.$N$8]" office:value-type="float" office:value="1776.69939130435" calcext:value-type="float">
            <text:p>1776.699391304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N-ES)</text:p>
          </table:table-cell>
          <table:table-cell office:value-type="float" office:value="6.06" calcext:value-type="float">
            <text:p>6.06</text:p>
          </table:table-cell>
          <table:table-cell office:value-type="float" office:value="2.69" calcext:value-type="float">
            <text:p>2.69</text:p>
          </table:table-cell>
          <table:table-cell table:formula="of:=([.C27]/[.B27])*(24*365)" office:value-type="float" office:value="3888.51485148515" calcext:value-type="float">
            <text:p>3888.51485148515</text:p>
          </table:table-cell>
          <table:table-cell/>
          <table:table-cell table:formula="of:=[.D27]*[.$N$7]" office:value-type="float" office:value="1353.20316831683" calcext:value-type="float">
            <text:p>1353.20316831683</text:p>
          </table:table-cell>
          <table:table-cell table:formula="of:=[.D27]*[.$N$8]" office:value-type="float" office:value="1757.99756435644" calcext:value-type="float">
            <text:p>1757.997564356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FR-EN)</text:p>
          </table:table-cell>
          <table:table-cell office:value-type="float" office:value="4.85" calcext:value-type="float">
            <text:p>4.85</text:p>
          </table:table-cell>
          <table:table-cell office:value-type="float" office:value="2.15" calcext:value-type="float">
            <text:p>2.15</text:p>
          </table:table-cell>
          <table:table-cell table:formula="of:=([.C28]/[.B28])*(24*365)" office:value-type="float" office:value="3883.29896907216" calcext:value-type="float">
            <text:p>3883.29896907216</text:p>
          </table:table-cell>
          <table:table-cell/>
          <table:table-cell table:formula="of:=[.D28]*[.$N$7]" office:value-type="float" office:value="1351.38804123711" calcext:value-type="float">
            <text:p>1351.38804123711</text:p>
          </table:table-cell>
          <table:table-cell table:formula="of:=[.D28]*[.$N$8]" office:value-type="float" office:value="1755.63946391753" calcext:value-type="float">
            <text:p>1755.63946391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S-EN)</text:p>
          </table:table-cell>
          <table:table-cell office:value-type="float" office:value="6.2" calcext:value-type="float">
            <text:p>6.2</text:p>
          </table:table-cell>
          <table:table-cell office:value-type="float" office:value="2.74" calcext:value-type="float">
            <text:p>2.74</text:p>
          </table:table-cell>
          <table:table-cell table:formula="of:=([.C29]/[.B29])*(24*365)" office:value-type="float" office:value="3871.35483870968" calcext:value-type="float">
            <text:p>3871.35483870968</text:p>
          </table:table-cell>
          <table:table-cell/>
          <table:table-cell table:formula="of:=[.D29]*[.$N$7]" office:value-type="float" office:value="1347.23148387097" calcext:value-type="float">
            <text:p>1347.23148387097</text:p>
          </table:table-cell>
          <table:table-cell table:formula="of:=[.D29]*[.$N$8]" office:value-type="float" office:value="1750.23952258065" calcext:value-type="float">
            <text:p>1750.239522580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FR Translate)</text:p>
          </table:table-cell>
          <table:table-cell office:value-type="float" office:value="1.52" calcext:value-type="float">
            <text:p>1.52</text:p>
          </table:table-cell>
          <table:table-cell office:value-type="float" office:value="0.22" calcext:value-type="float">
            <text:p>0.22</text:p>
          </table:table-cell>
          <table:table-cell table:formula="of:=([.C30]/[.B30])*(24*365)" office:value-type="float" office:value="1267.89473684211" calcext:value-type="float">
            <text:p>1267.89473684211</text:p>
          </table:table-cell>
          <table:table-cell/>
          <table:table-cell table:formula="of:=[.D30]*[.$N$7]" office:value-type="float" office:value="441.227368421053" calcext:value-type="float">
            <text:p>441.227368421053</text:p>
          </table:table-cell>
          <table:table-cell table:formula="of:=[.D30]*[.$N$8]" office:value-type="float" office:value="573.215210526316" calcext:value-type="float">
            <text:p>573.2152105263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N-ES Translate)</text:p>
          </table:table-cell>
          <table:table-cell office:value-type="float" office:value="1.38" calcext:value-type="float">
            <text:p>1.38</text:p>
          </table:table-cell>
          <table:table-cell office:value-type="float" office:value="0.2" calcext:value-type="float">
            <text:p>0.2</text:p>
          </table:table-cell>
          <table:table-cell table:formula="of:=([.C31]/[.B31])*(24*365)" office:value-type="float" office:value="1269.5652173913" calcext:value-type="float">
            <text:p>1269.5652173913</text:p>
          </table:table-cell>
          <table:table-cell/>
          <table:table-cell table:formula="of:=[.D31]*[.$N$7]" office:value-type="float" office:value="441.808695652174" calcext:value-type="float">
            <text:p>441.808695652174</text:p>
          </table:table-cell>
          <table:table-cell table:formula="of:=[.D31]*[.$N$8]" office:value-type="float" office:value="573.970434782609" calcext:value-type="float">
            <text:p>573.970434782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FR-EN Translate)</text:p>
          </table:table-cell>
          <table:table-cell office:value-type="float" office:value="1.34" calcext:value-type="float">
            <text:p>1.34</text:p>
          </table:table-cell>
          <table:table-cell office:value-type="float" office:value="0.19" calcext:value-type="float">
            <text:p>0.19</text:p>
          </table:table-cell>
          <table:table-cell table:formula="of:=([.C32]/[.B32])*(24*365)" office:value-type="float" office:value="1242.08955223881" calcext:value-type="float">
            <text:p>1242.08955223881</text:p>
          </table:table-cell>
          <table:table-cell/>
          <table:table-cell table:formula="of:=[.D32]*[.$N$7]" office:value-type="float" office:value="432.247164179104" calcext:value-type="float">
            <text:p>432.247164179104</text:p>
          </table:table-cell>
          <table:table-cell table:formula="of:=[.D32]*[.$N$8]" office:value-type="float" office:value="561.548686567164" calcext:value-type="float">
            <text:p>561.548686567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LSTM – ES-EN Translate)</text:p>
          </table:table-cell>
          <table:table-cell office:value-type="float" office:value="1.48" calcext:value-type="float">
            <text:p>1.48</text:p>
          </table:table-cell>
          <table:table-cell office:value-type="float" office:value="0.21" calcext:value-type="float">
            <text:p>0.21</text:p>
          </table:table-cell>
          <table:table-cell table:formula="of:=([.C33]/[.B33])*(24*365)" office:value-type="float" office:value="1242.97297297297" calcext:value-type="float">
            <text:p>1242.97297297297</text:p>
          </table:table-cell>
          <table:table-cell/>
          <table:table-cell table:formula="of:=[.D33]*[.$N$7]" office:value-type="float" office:value="432.554594594595" calcext:value-type="float">
            <text:p>432.554594594595</text:p>
          </table:table-cell>
          <table:table-cell table:formula="of:=[.D33]*[.$N$8]" office:value-type="float" office:value="561.948081081081" calcext:value-type="float">
            <text:p>561.9480810810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N-FR Translate)</text:p>
          </table:table-cell>
          <table:table-cell office:value-type="float" office:value="2.63" calcext:value-type="float">
            <text:p>2.63</text:p>
          </table:table-cell>
          <table:table-cell office:value-type="float" office:value="0.45" calcext:value-type="float">
            <text:p>0.45</text:p>
          </table:table-cell>
          <table:table-cell table:formula="of:=([.C34]/[.B34])*(24*365)" office:value-type="float" office:value="1498.85931558935" calcext:value-type="float">
            <text:p>1498.85931558935</text:p>
          </table:table-cell>
          <table:table-cell/>
          <table:table-cell table:formula="of:=[.D34]*[.$N$7]" office:value-type="float" office:value="521.603041825095" calcext:value-type="float">
            <text:p>521.603041825095</text:p>
          </table:table-cell>
          <table:table-cell table:formula="of:=[.D34]*[.$N$8]" office:value-type="float" office:value="677.634296577947" calcext:value-type="float">
            <text:p>677.6342965779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N-ES Translate)</text:p>
          </table:table-cell>
          <table:table-cell office:value-type="float" office:value="2.48" calcext:value-type="float">
            <text:p>2.48</text:p>
          </table:table-cell>
          <table:table-cell office:value-type="float" office:value="0.38" calcext:value-type="float">
            <text:p>0.38</text:p>
          </table:table-cell>
          <table:table-cell table:formula="of:=([.C35]/[.B35])*(24*365)" office:value-type="float" office:value="1342.25806451613" calcext:value-type="float">
            <text:p>1342.25806451613</text:p>
          </table:table-cell>
          <table:table-cell/>
          <table:table-cell table:formula="of:=[.D35]*[.$N$7]" office:value-type="float" office:value="467.105806451613" calcext:value-type="float">
            <text:p>467.105806451613</text:p>
          </table:table-cell>
          <table:table-cell table:formula="of:=[.D35]*[.$N$8]" office:value-type="float" office:value="606.834870967742" calcext:value-type="float">
            <text:p>606.8348709677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FR-EN Translate)</text:p>
          </table:table-cell>
          <table:table-cell office:value-type="float" office:value="2.47" calcext:value-type="float">
            <text:p>2.47</text:p>
          </table:table-cell>
          <table:table-cell office:value-type="float" office:value="0.47" calcext:value-type="float">
            <text:p>0.47</text:p>
          </table:table-cell>
          <table:table-cell table:formula="of:=([.C36]/[.B36])*(24*365)" office:value-type="float" office:value="1666.88259109312" calcext:value-type="float">
            <text:p>1666.88259109312</text:p>
          </table:table-cell>
          <table:table-cell/>
          <table:table-cell table:formula="of:=[.D36]*[.$N$7]" office:value-type="float" office:value="580.075141700405" calcext:value-type="float">
            <text:p>580.075141700405</text:p>
          </table:table-cell>
          <table:table-cell table:formula="of:=[.D36]*[.$N$8]" office:value-type="float" office:value="753.597619433198" calcext:value-type="float">
            <text:p>753.597619433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80Ti (TRANS – ES-EN Translate)</text:p>
          </table:table-cell>
          <table:table-cell office:value-type="float" office:value="2.45" calcext:value-type="float">
            <text:p>2.45</text:p>
          </table:table-cell>
          <table:table-cell office:value-type="float" office:value="42" calcext:value-type="float">
            <text:p>42</text:p>
          </table:table-cell>
          <table:table-cell table:formula="of:=([.C37]/[.B37])*(24*365)" office:value-type="float" office:value="150171.428571429" calcext:value-type="float">
            <text:p>150171.428571429</text:p>
          </table:table-cell>
          <table:table-cell/>
          <table:table-cell table:formula="of:=[.D37]*[.$N$7]" office:value-type="float" office:value="52259.6571428571" calcext:value-type="float">
            <text:p>52259.6571428571</text:p>
          </table:table-cell>
          <table:table-cell table:formula="of:=[.D37]*[.$N$8]" office:value-type="float" office:value="67892.5028571429" calcext:value-type="float">
            <text:p>67892.50285714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N-FR Translate)</text:p>
          </table:table-cell>
          <table:table-cell office:value-type="float" office:value="1.84" calcext:value-type="float">
            <text:p>1.84</text:p>
          </table:table-cell>
          <table:table-cell office:value-type="float" office:value="0.16" calcext:value-type="float">
            <text:p>0.16</text:p>
          </table:table-cell>
          <table:table-cell table:formula="of:=([.C38]/[.B38])*(24*365)" office:value-type="float" office:value="761.739130434783" calcext:value-type="float">
            <text:p>761.739130434783</text:p>
          </table:table-cell>
          <table:table-cell/>
          <table:table-cell table:formula="of:=[.D38]*[.$N$7]" office:value-type="float" office:value="265.085217391304" calcext:value-type="float">
            <text:p>265.085217391304</text:p>
          </table:table-cell>
          <table:table-cell table:formula="of:=[.D38]*[.$N$8]" office:value-type="float" office:value="344.382260869565" calcext:value-type="float">
            <text:p>344.3822608695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N-ES Translate)</text:p>
          </table:table-cell>
          <table:table-cell office:value-type="float" office:value="1.69" calcext:value-type="float">
            <text:p>1.69</text:p>
          </table:table-cell>
          <table:table-cell office:value-type="float" office:value="0.15" calcext:value-type="float">
            <text:p>0.15</text:p>
          </table:table-cell>
          <table:table-cell table:formula="of:=([.C39]/[.B39])*(24*365)" office:value-type="float" office:value="777.514792899408" calcext:value-type="float">
            <text:p>777.514792899408</text:p>
          </table:table-cell>
          <table:table-cell/>
          <table:table-cell table:formula="of:=[.D39]*[.$N$7]" office:value-type="float" office:value="270.575147928994" calcext:value-type="float">
            <text:p>270.575147928994</text:p>
          </table:table-cell>
          <table:table-cell table:formula="of:=[.D39]*[.$N$8]" office:value-type="float" office:value="351.514437869822" calcext:value-type="float">
            <text:p>351.514437869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FR-EN Translate)</text:p>
          </table:table-cell>
          <table:table-cell office:value-type="float" office:value="1.79" calcext:value-type="float">
            <text:p>1.79</text:p>
          </table:table-cell>
          <table:table-cell office:value-type="float" office:value="0.16" calcext:value-type="float">
            <text:p>0.16</text:p>
          </table:table-cell>
          <table:table-cell table:formula="of:=([.C40]/[.B40])*(24*365)" office:value-type="float" office:value="783.016759776536" calcext:value-type="float">
            <text:p>783.016759776536</text:p>
          </table:table-cell>
          <table:table-cell/>
          <table:table-cell table:formula="of:=[.D40]*[.$N$7]" office:value-type="float" office:value="272.489832402235" calcext:value-type="float">
            <text:p>272.489832402235</text:p>
          </table:table-cell>
          <table:table-cell table:formula="of:=[.D40]*[.$N$8]" office:value-type="float" office:value="354.001877094972" calcext:value-type="float">
            <text:p>354.0018770949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LSTM – ES-EN Translate)</text:p>
          </table:table-cell>
          <table:table-cell office:value-type="float" office:value="1.62" calcext:value-type="float">
            <text:p>1.62</text:p>
          </table:table-cell>
          <table:table-cell office:value-type="float" office:value="0.14" calcext:value-type="float">
            <text:p>0.14</text:p>
          </table:table-cell>
          <table:table-cell table:formula="of:=([.C41]/[.B41])*(24*365)" office:value-type="float" office:value="757.037037037037" calcext:value-type="float">
            <text:p>757.037037037037</text:p>
          </table:table-cell>
          <table:table-cell/>
          <table:table-cell table:formula="of:=[.D41]*[.$N$7]" office:value-type="float" office:value="263.448888888889" calcext:value-type="float">
            <text:p>263.448888888889</text:p>
          </table:table-cell>
          <table:table-cell table:formula="of:=[.D41]*[.$N$8]" office:value-type="float" office:value="342.256444444444" calcext:value-type="float">
            <text:p>342.256444444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N-FR Translate)</text:p>
          </table:table-cell>
          <table:table-cell office:value-type="float" office:value="3.01" calcext:value-type="float">
            <text:p>3.01</text:p>
          </table:table-cell>
          <table:table-cell office:value-type="float" office:value="0.31" calcext:value-type="float">
            <text:p>0.31</text:p>
          </table:table-cell>
          <table:table-cell table:formula="of:=([.C42]/[.B42])*(24*365)" office:value-type="float" office:value="902.192691029901" calcext:value-type="float">
            <text:p>902.192691029901</text:p>
          </table:table-cell>
          <table:table-cell/>
          <table:table-cell table:formula="of:=[.D42]*[.$N$7]" office:value-type="float" office:value="313.963056478405" calcext:value-type="float">
            <text:p>313.963056478405</text:p>
          </table:table-cell>
          <table:table-cell table:formula="of:=[.D42]*[.$N$8]" office:value-type="float" office:value="407.881315614618" calcext:value-type="float">
            <text:p>407.8813156146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N-ES Translate)</text:p>
          </table:table-cell>
          <table:table-cell office:value-type="float" office:value="2.8" calcext:value-type="float">
            <text:p>2.8</text:p>
          </table:table-cell>
          <table:table-cell office:value-type="float" office:value="0.28" calcext:value-type="float">
            <text:p>0.28</text:p>
          </table:table-cell>
          <table:table-cell table:formula="of:=([.C43]/[.B43])*(24*365)" office:value-type="float" office:value="876" calcext:value-type="float">
            <text:p>876</text:p>
          </table:table-cell>
          <table:table-cell/>
          <table:table-cell table:formula="of:=[.D43]*[.$N$7]" office:value-type="float" office:value="304.848" calcext:value-type="float">
            <text:p>304.848</text:p>
          </table:table-cell>
          <table:table-cell table:formula="of:=[.D43]*[.$N$8]" office:value-type="float" office:value="396.0396" calcext:value-type="float">
            <text:p>396.03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FR-EN Translate)</text:p>
          </table:table-cell>
          <table:table-cell office:value-type="float" office:value="3.18" calcext:value-type="float">
            <text:p>3.18</text:p>
          </table:table-cell>
          <table:table-cell office:value-type="float" office:value="0.31" calcext:value-type="float">
            <text:p>0.31</text:p>
          </table:table-cell>
          <table:table-cell table:formula="of:=([.C44]/[.B44])*(24*365)" office:value-type="float" office:value="853.962264150943" calcext:value-type="float">
            <text:p>853.962264150943</text:p>
          </table:table-cell>
          <table:table-cell/>
          <table:table-cell table:formula="of:=[.D44]*[.$N$7]" office:value-type="float" office:value="297.178867924528" calcext:value-type="float">
            <text:p>297.178867924528</text:p>
          </table:table-cell>
          <table:table-cell table:formula="of:=[.D44]*[.$N$8]" office:value-type="float" office:value="386.076339622642" calcext:value-type="float">
            <text:p>386.076339622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100 (TRANS – ES-EN Translate)</text:p>
          </table:table-cell>
          <table:table-cell office:value-type="float" office:value="2.69" calcext:value-type="float">
            <text:p>2.69</text:p>
          </table:table-cell>
          <table:table-cell office:value-type="float" office:value="0.28" calcext:value-type="float">
            <text:p>0.28</text:p>
          </table:table-cell>
          <table:table-cell table:formula="of:=([.C45]/[.B45])*(24*365)" office:value-type="float" office:value="911.82156133829" calcext:value-type="float">
            <text:p>911.82156133829</text:p>
          </table:table-cell>
          <table:table-cell/>
          <table:table-cell table:formula="of:=[.D45]*[.$N$7]" office:value-type="float" office:value="317.313903345725" calcext:value-type="float">
            <text:p>317.313903345725</text:p>
          </table:table-cell>
          <table:table-cell table:formula="of:=[.D45]*[.$N$8]" office:value-type="float" office:value="412.234527881041" calcext:value-type="float">
            <text:p>412.234527881041</text:p>
          </table:table-cell>
          <table:table-cell table:number-columns-repeated="8"/>
        </table:table-row>
      </table:table>
      <table:table table:name="Sheet2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ppliance</text:p>
          </table:table-cell>
          <table:table-cell office:value-type="string" calcext:value-type="string">
            <text:p>CO2 (kg) Ireland</text:p>
          </table:table-cell>
          <table:table-cell office:value-type="string" calcext:value-type="string">
            <text:p>CO2 (kg) Netherlands</text:p>
          </table:table-cell>
        </table:table-row>
        <table:table-row table:style-name="ro1">
          <table:table-cell office:value-type="string" calcext:value-type="string">
            <text:p>Microwave Oven</text:p>
          </table:table-cell>
          <table:table-cell office:value-type="float" office:value="31.57056" calcext:value-type="float">
            <text:p>31.57056</text:p>
          </table:table-cell>
          <table:table-cell office:value-type="float" office:value="41.014512" calcext:value-type="float">
            <text:p>41.014512</text:p>
          </table:table-cell>
        </table:table-row>
        <table:table-row table:style-name="ro1">
          <table:table-cell office:value-type="string" calcext:value-type="string">
            <text:p>Washing Machine</text:p>
          </table:table-cell>
          <table:table-cell office:value-type="float" office:value="40.99788" calcext:value-type="float">
            <text:p>40.99788</text:p>
          </table:table-cell>
          <table:table-cell office:value-type="float" office:value="53.261901" calcext:value-type="float">
            <text:p>53.261901</text:p>
          </table:table-cell>
        </table:table-row>
        <table:table-row table:style-name="ro1">
          <table:table-cell office:value-type="string" calcext:value-type="string">
            <text:p>Electric Tumble Dryer</text:p>
          </table:table-cell>
          <table:table-cell office:value-type="float" office:value="128.76" calcext:value-type="float">
            <text:p>128.76</text:p>
          </table:table-cell>
          <table:table-cell office:value-type="float" office:value="167.277" calcext:value-type="float">
            <text:p>167.277</text:p>
          </table:table-cell>
        </table:table-row>
        <table:table-row table:style-name="ro1">
          <table:table-cell office:value-type="string" calcext:value-type="string">
            <text:p>Kettle</text:p>
          </table:table-cell>
          <table:table-cell office:value-type="float" office:value="59.02776" calcext:value-type="float">
            <text:p>59.02776</text:p>
          </table:table-cell>
          <table:table-cell office:value-type="float" office:value="76.685202" calcext:value-type="float">
            <text:p>76.685202</text:p>
          </table:table-cell>
        </table:table-row>
        <table:table-row table:style-name="ro1">
          <table:table-cell office:value-type="string" calcext:value-type="string">
            <text:p>Electric Oven</text:p>
          </table:table-cell>
          <table:table-cell office:value-type="float" office:value="73.343088" calcext:value-type="float">
            <text:p>73.343088</text:p>
          </table:table-cell>
          <table:table-cell office:value-type="float" office:value="95.2827876" calcext:value-type="float">
            <text:p>95.2827876</text:p>
          </table:table-cell>
        </table:table-row>
        <table:table-row table:style-name="ro1">
          <table:table-cell office:value-type="string" calcext:value-type="string">
            <text:p>Electric Hob</text:p>
          </table:table-cell>
          <table:table-cell office:value-type="float" office:value="104.76192" calcext:value-type="float">
            <text:p>104.76192</text:p>
          </table:table-cell>
          <table:table-cell office:value-type="float" office:value="136.100184" calcext:value-type="float">
            <text:p>136.100184</text:p>
          </table:table-cell>
        </table:table-row>
        <table:table-row table:style-name="ro1">
          <table:table-cell office:value-type="string" calcext:value-type="string">
            <text:p>Dishwasher at 55°C</text:p>
          </table:table-cell>
          <table:table-cell office:value-type="float" office:value="40.9596" calcext:value-type="float">
            <text:p>40.9596</text:p>
          </table:table-cell>
          <table:table-cell office:value-type="float" office:value="53.21217" calcext:value-type="float">
            <text:p>53.21217</text:p>
          </table:table-cell>
        </table:table-row>
        <table:table-row table:style-name="ro1">
          <table:table-cell office:value-type="string" calcext:value-type="string">
            <text:p>Dishwasher at 65°C</text:p>
          </table:table-cell>
          <table:table-cell office:value-type="float" office:value="67.6512" calcext:value-type="float">
            <text:p>67.6512</text:p>
          </table:table-cell>
          <table:table-cell office:value-type="float" office:value="87.88824" calcext:value-type="float">
            <text:p>87.88824</text:p>
          </table:table-cell>
        </table:table-row>
        <table:table-row table:style-name="ro1">
          <table:table-cell office:value-type="string" calcext:value-type="string">
            <text:p>Fridge-Freezer A ++ spec</text:p>
          </table:table-cell>
          <table:table-cell office:value-type="float" office:value="71.688" calcext:value-type="float">
            <text:p>71.688</text:p>
          </table:table-cell>
          <table:table-cell office:value-type="float" office:value="93.1326" calcext:value-type="float">
            <text:p>93.1326</text:p>
          </table:table-cell>
        </table:table-row>
        <table:table-row table:style-name="ro1">
          <table:table-cell office:value-type="string" calcext:value-type="string">
            <text:p>Fridge-Freezer A+ spec</text:p>
          </table:table-cell>
          <table:table-cell office:value-type="float" office:value="93.96" calcext:value-type="float">
            <text:p>93.96</text:p>
          </table:table-cell>
          <table:table-cell office:value-type="float" office:value="122.067" calcext:value-type="float">
            <text:p>122.067</text:p>
          </table:table-cell>
        </table:table-row>
        <table:table-row table:style-name="ro1">
          <table:table-cell office:value-type="string" calcext:value-type="string">
            <text:p>Fridge-Freezer A spec</text:p>
          </table:table-cell>
          <table:table-cell office:value-type="float" office:value="141.984" calcext:value-type="float">
            <text:p>141.984</text:p>
          </table:table-cell>
          <table:table-cell office:value-type="float" office:value="184.4568" calcext:value-type="float">
            <text:p>184.4568</text:p>
          </table:table-cell>
        </table:table-row>
        <table:table-row table:style-name="ro1">
          <table:table-cell office:value-type="string" calcext:value-type="string">
            <text:p>Primary TV – LCD 34-37 inch</text:p>
          </table:table-cell>
          <table:table-cell office:value-type="float" office:value="5.157012" calcext:value-type="float">
            <text:p>5.157012</text:p>
          </table:table-cell>
          <table:table-cell office:value-type="float" office:value="6.6996699" calcext:value-type="float">
            <text:p>6.6996699</text:p>
          </table:table-cell>
        </table:table-row>
        <table:table-row table:style-name="ro1">
          <table:table-cell office:value-type="string" calcext:value-type="string">
            <text:p>1080Ti (LSTM – EN-FR)</text:p>
          </table:table-cell>
          <table:table-cell office:value-type="float" office:value="1710.21186602871" calcext:value-type="float">
            <text:p>1710.21186602871</text:p>
          </table:table-cell>
          <table:table-cell office:value-type="float" office:value="2221.80110526316" calcext:value-type="float">
            <text:p>2221.80110526316</text:p>
          </table:table-cell>
        </table:table-row>
        <table:table-row table:style-name="ro1">
          <table:table-cell office:value-type="string" calcext:value-type="string">
            <text:p>1080Ti (LSTM – EN-ES)</text:p>
          </table:table-cell>
          <table:table-cell office:value-type="float" office:value="1694.31535374868" calcext:value-type="float">
            <text:p>1694.31535374868</text:p>
          </table:table-cell>
          <table:table-cell office:value-type="float" office:value="2201.14934318902" calcext:value-type="float">
            <text:p>2201.14934318902</text:p>
          </table:table-cell>
        </table:table-row>
        <table:table-row table:style-name="ro1">
          <table:table-cell office:value-type="string" calcext:value-type="string">
            <text:p>1080Ti (LSTM – FR-EN)</text:p>
          </table:table-cell>
          <table:table-cell office:value-type="float" office:value="1705.12598894088" calcext:value-type="float">
            <text:p>1705.12598894088</text:p>
          </table:table-cell>
          <table:table-cell office:value-type="float" office:value="2215.19384942578" calcext:value-type="float">
            <text:p>2215.19384942578</text:p>
          </table:table-cell>
        </table:table-row>
        <table:table-row table:style-name="ro1">
          <table:table-cell office:value-type="string" calcext:value-type="string">
            <text:p>1080Ti (LSTM – ES-EN)</text:p>
          </table:table-cell>
          <table:table-cell office:value-type="float" office:value="1680.54024610336" calcext:value-type="float">
            <text:p>1680.54024610336</text:p>
          </table:table-cell>
          <table:table-cell office:value-type="float" office:value="2183.2535783429" calcext:value-type="float">
            <text:p>2183.2535783429</text:p>
          </table:table-cell>
        </table:table-row>
        <table:table-row table:style-name="ro1">
          <table:table-cell office:value-type="string" calcext:value-type="string">
            <text:p>1080Ti (TRANS – EN-FR)</text:p>
          </table:table-cell>
          <table:table-cell office:value-type="float" office:value="2125.76" calcext:value-type="float">
            <text:p>2125.76</text:p>
          </table:table-cell>
          <table:table-cell office:value-type="float" office:value="2761.65544827586" calcext:value-type="float">
            <text:p>2761.65544827586</text:p>
          </table:table-cell>
        </table:table-row>
        <table:table-row table:style-name="ro1">
          <table:table-cell office:value-type="string" calcext:value-type="string">
            <text:p>1080Ti (TRANS – EN-ES)</text:p>
          </table:table-cell>
          <table:table-cell office:value-type="float" office:value="2124.69818181818" calcext:value-type="float">
            <text:p>2124.69818181818</text:p>
          </table:table-cell>
          <table:table-cell office:value-type="float" office:value="2760.276" calcext:value-type="float">
            <text:p>2760.276</text:p>
          </table:table-cell>
        </table:table-row>
        <table:table-row table:style-name="ro1">
          <table:table-cell office:value-type="string" calcext:value-type="string">
            <text:p>1080Ti (TRANS – FR-EN)</text:p>
          </table:table-cell>
          <table:table-cell office:value-type="float" office:value="2126.50068292683" calcext:value-type="float">
            <text:p>2126.50068292683</text:p>
          </table:table-cell>
          <table:table-cell office:value-type="float" office:value="2762.61769756098" calcext:value-type="float">
            <text:p>2762.61769756098</text:p>
          </table:table-cell>
        </table:table-row>
        <table:table-row table:style-name="ro1">
          <table:table-cell office:value-type="string" calcext:value-type="string">
            <text:p>1080Ti (TRANS – ES-EN)</text:p>
          </table:table-cell>
          <table:table-cell office:value-type="float" office:value="2156.94339622641" calcext:value-type="float">
            <text:p>2156.94339622641</text:p>
          </table:table-cell>
          <table:table-cell office:value-type="float" office:value="2802.16698113208" calcext:value-type="float">
            <text:p>2802.16698113208</text:p>
          </table:table-cell>
        </table:table-row>
        <table:table-row table:style-name="ro1">
          <table:table-cell office:value-type="string" calcext:value-type="string">
            <text:p>P100 (LSTM – EN-FR)</text:p>
          </table:table-cell>
          <table:table-cell office:value-type="float" office:value="1024.79439192778" calcext:value-type="float">
            <text:p>1024.79439192778</text:p>
          </table:table-cell>
          <table:table-cell office:value-type="float" office:value="1331.34926606479" calcext:value-type="float">
            <text:p>1331.34926606479</text:p>
          </table:table-cell>
        </table:table-row>
        <table:table-row table:style-name="ro1">
          <table:table-cell office:value-type="string" calcext:value-type="string">
            <text:p>P100 (LSTM – EN-ES)</text:p>
          </table:table-cell>
          <table:table-cell office:value-type="float" office:value="1013.72024009604" calcext:value-type="float">
            <text:p>1013.72024009604</text:p>
          </table:table-cell>
          <table:table-cell office:value-type="float" office:value="1316.96241536615" calcext:value-type="float">
            <text:p>1316.96241536615</text:p>
          </table:table-cell>
        </table:table-row>
        <table:table-row table:style-name="ro1">
          <table:table-cell office:value-type="string" calcext:value-type="string">
            <text:p>P100 (LSTM – FR-EN)</text:p>
          </table:table-cell>
          <table:table-cell office:value-type="float" office:value="1011.78941935484" calcext:value-type="float">
            <text:p>1011.78941935484</text:p>
          </table:table-cell>
          <table:table-cell office:value-type="float" office:value="1314.45401290323" calcext:value-type="float">
            <text:p>1314.45401290323</text:p>
          </table:table-cell>
        </table:table-row>
        <table:table-row table:style-name="ro1">
          <table:table-cell office:value-type="string" calcext:value-type="string">
            <text:p>P100 (LSTM – ES-EN)</text:p>
          </table:table-cell>
          <table:table-cell office:value-type="float" office:value="1010.87025507548" calcext:value-type="float">
            <text:p>1010.87025507548</text:p>
          </table:table-cell>
          <table:table-cell office:value-type="float" office:value="1313.25989172306" calcext:value-type="float">
            <text:p>1313.25989172306</text:p>
          </table:table-cell>
        </table:table-row>
        <table:table-row table:style-name="ro1">
          <table:table-cell office:value-type="string" calcext:value-type="string">
            <text:p>P100 (TRANS – EN-FR)</text:p>
          </table:table-cell>
          <table:table-cell office:value-type="float" office:value="1367.59873517787" calcext:value-type="float">
            <text:p>1367.59873517787</text:p>
          </table:table-cell>
          <table:table-cell office:value-type="float" office:value="1776.69939130435" calcext:value-type="float">
            <text:p>1776.69939130435</text:p>
          </table:table-cell>
        </table:table-row>
        <table:table-row table:style-name="ro1">
          <table:table-cell office:value-type="string" calcext:value-type="string">
            <text:p>P100 (TRANS – EN-ES)</text:p>
          </table:table-cell>
          <table:table-cell office:value-type="float" office:value="1353.20316831683" calcext:value-type="float">
            <text:p>1353.20316831683</text:p>
          </table:table-cell>
          <table:table-cell office:value-type="float" office:value="1757.99756435644" calcext:value-type="float">
            <text:p>1757.99756435644</text:p>
          </table:table-cell>
        </table:table-row>
        <table:table-row table:style-name="ro1">
          <table:table-cell office:value-type="string" calcext:value-type="string">
            <text:p>P100 (TRANS – FR-EN)</text:p>
          </table:table-cell>
          <table:table-cell office:value-type="float" office:value="1351.38804123711" calcext:value-type="float">
            <text:p>1351.38804123711</text:p>
          </table:table-cell>
          <table:table-cell office:value-type="float" office:value="1755.63946391753" calcext:value-type="float">
            <text:p>1755.63946391753</text:p>
          </table:table-cell>
        </table:table-row>
        <table:table-row table:style-name="ro1">
          <table:table-cell office:value-type="string" calcext:value-type="string">
            <text:p>P100 (TRANS – ES-EN)</text:p>
          </table:table-cell>
          <table:table-cell office:value-type="float" office:value="1347.23148387097" calcext:value-type="float">
            <text:p>1347.23148387097</text:p>
          </table:table-cell>
          <table:table-cell office:value-type="float" office:value="1750.23952258065" calcext:value-type="float">
            <text:p>1750.23952258065</text:p>
          </table:table-cell>
        </table:table-row>
        <table:table-row table:style-name="ro1">
          <table:table-cell office:value-type="string" calcext:value-type="string">
            <text:p>1080Ti (LSTM – EN-FR Translate)</text:p>
          </table:table-cell>
          <table:table-cell office:value-type="float" office:value="441.227368421053" calcext:value-type="float">
            <text:p>441.227368421053</text:p>
          </table:table-cell>
          <table:table-cell office:value-type="float" office:value="573.215210526316" calcext:value-type="float">
            <text:p>573.215210526316</text:p>
          </table:table-cell>
        </table:table-row>
        <table:table-row table:style-name="ro1">
          <table:table-cell office:value-type="string" calcext:value-type="string">
            <text:p>1080Ti (LSTM – EN-ES Translate)</text:p>
          </table:table-cell>
          <table:table-cell office:value-type="float" office:value="441.808695652174" calcext:value-type="float">
            <text:p>441.808695652174</text:p>
          </table:table-cell>
          <table:table-cell office:value-type="float" office:value="573.970434782609" calcext:value-type="float">
            <text:p>573.970434782609</text:p>
          </table:table-cell>
        </table:table-row>
        <table:table-row table:style-name="ro1">
          <table:table-cell office:value-type="string" calcext:value-type="string">
            <text:p>1080Ti (LSTM – FR-EN Translate)</text:p>
          </table:table-cell>
          <table:table-cell office:value-type="float" office:value="432.247164179104" calcext:value-type="float">
            <text:p>432.247164179104</text:p>
          </table:table-cell>
          <table:table-cell office:value-type="float" office:value="561.548686567164" calcext:value-type="float">
            <text:p>561.548686567164</text:p>
          </table:table-cell>
        </table:table-row>
        <table:table-row table:style-name="ro1">
          <table:table-cell office:value-type="string" calcext:value-type="string">
            <text:p>1080Ti (LSTM – ES-EN Translate)</text:p>
          </table:table-cell>
          <table:table-cell office:value-type="float" office:value="432.554594594595" calcext:value-type="float">
            <text:p>432.554594594595</text:p>
          </table:table-cell>
          <table:table-cell office:value-type="float" office:value="561.948081081081" calcext:value-type="float">
            <text:p>561.948081081081</text:p>
          </table:table-cell>
        </table:table-row>
        <table:table-row table:style-name="ro1">
          <table:table-cell office:value-type="string" calcext:value-type="string">
            <text:p>1080Ti (TRANS – EN-FR Translate)</text:p>
          </table:table-cell>
          <table:table-cell office:value-type="float" office:value="521.603041825095" calcext:value-type="float">
            <text:p>521.603041825095</text:p>
          </table:table-cell>
          <table:table-cell office:value-type="float" office:value="677.634296577947" calcext:value-type="float">
            <text:p>677.634296577947</text:p>
          </table:table-cell>
        </table:table-row>
        <table:table-row table:style-name="ro1">
          <table:table-cell office:value-type="string" calcext:value-type="string">
            <text:p>1080Ti (TRANS – EN-ES Translate)</text:p>
          </table:table-cell>
          <table:table-cell office:value-type="float" office:value="467.105806451613" calcext:value-type="float">
            <text:p>467.105806451613</text:p>
          </table:table-cell>
          <table:table-cell office:value-type="float" office:value="606.834870967742" calcext:value-type="float">
            <text:p>606.834870967742</text:p>
          </table:table-cell>
        </table:table-row>
        <table:table-row table:style-name="ro1">
          <table:table-cell office:value-type="string" calcext:value-type="string">
            <text:p>1080Ti (TRANS – FR-EN Translate)</text:p>
          </table:table-cell>
          <table:table-cell office:value-type="float" office:value="580.075141700405" calcext:value-type="float">
            <text:p>580.075141700405</text:p>
          </table:table-cell>
          <table:table-cell office:value-type="float" office:value="753.597619433198" calcext:value-type="float">
            <text:p>753.597619433198</text:p>
          </table:table-cell>
        </table:table-row>
        <table:table-row table:style-name="ro1">
          <table:table-cell office:value-type="string" calcext:value-type="string">
            <text:p>1080Ti (TRANS – ES-EN Translate)</text:p>
          </table:table-cell>
          <table:table-cell office:value-type="float" office:value="52259.6571428571" calcext:value-type="float">
            <text:p>52259.6571428571</text:p>
          </table:table-cell>
          <table:table-cell office:value-type="float" office:value="67892.5028571429" calcext:value-type="float">
            <text:p>67892.5028571429</text:p>
          </table:table-cell>
        </table:table-row>
        <table:table-row table:style-name="ro1">
          <table:table-cell office:value-type="string" calcext:value-type="string">
            <text:p>P100 (LSTM – EN-FR Translate)</text:p>
          </table:table-cell>
          <table:table-cell office:value-type="float" office:value="265.085217391304" calcext:value-type="float">
            <text:p>265.085217391304</text:p>
          </table:table-cell>
          <table:table-cell office:value-type="float" office:value="344.382260869565" calcext:value-type="float">
            <text:p>344.382260869565</text:p>
          </table:table-cell>
        </table:table-row>
        <table:table-row table:style-name="ro1">
          <table:table-cell office:value-type="string" calcext:value-type="string">
            <text:p>P100 (LSTM – EN-ES Translate)</text:p>
          </table:table-cell>
          <table:table-cell office:value-type="float" office:value="270.575147928994" calcext:value-type="float">
            <text:p>270.575147928994</text:p>
          </table:table-cell>
          <table:table-cell office:value-type="float" office:value="351.514437869822" calcext:value-type="float">
            <text:p>351.514437869822</text:p>
          </table:table-cell>
        </table:table-row>
        <table:table-row table:style-name="ro1">
          <table:table-cell office:value-type="string" calcext:value-type="string">
            <text:p>P100 (LSTM – FR-EN Translate)</text:p>
          </table:table-cell>
          <table:table-cell office:value-type="float" office:value="272.489832402235" calcext:value-type="float">
            <text:p>272.489832402235</text:p>
          </table:table-cell>
          <table:table-cell office:value-type="float" office:value="354.001877094972" calcext:value-type="float">
            <text:p>354.001877094972</text:p>
          </table:table-cell>
        </table:table-row>
        <table:table-row table:style-name="ro1">
          <table:table-cell office:value-type="string" calcext:value-type="string">
            <text:p>P100 (LSTM – ES-EN Translate)</text:p>
          </table:table-cell>
          <table:table-cell office:value-type="float" office:value="263.448888888889" calcext:value-type="float">
            <text:p>263.448888888889</text:p>
          </table:table-cell>
          <table:table-cell office:value-type="float" office:value="342.256444444444" calcext:value-type="float">
            <text:p>342.256444444444</text:p>
          </table:table-cell>
        </table:table-row>
        <table:table-row table:style-name="ro1">
          <table:table-cell office:value-type="string" calcext:value-type="string">
            <text:p>P100 (TRANS – EN-FR Translate)</text:p>
          </table:table-cell>
          <table:table-cell office:value-type="float" office:value="313.963056478405" calcext:value-type="float">
            <text:p>313.963056478405</text:p>
          </table:table-cell>
          <table:table-cell office:value-type="float" office:value="407.881315614618" calcext:value-type="float">
            <text:p>407.881315614618</text:p>
          </table:table-cell>
        </table:table-row>
        <table:table-row table:style-name="ro1">
          <table:table-cell office:value-type="string" calcext:value-type="string">
            <text:p>P100 (TRANS – EN-ES Translate)</text:p>
          </table:table-cell>
          <table:table-cell office:value-type="float" office:value="304.848" calcext:value-type="float">
            <text:p>304.848</text:p>
          </table:table-cell>
          <table:table-cell office:value-type="float" office:value="396.0396" calcext:value-type="float">
            <text:p>396.0396</text:p>
          </table:table-cell>
        </table:table-row>
        <table:table-row table:style-name="ro1">
          <table:table-cell office:value-type="string" calcext:value-type="string">
            <text:p>P100 (TRANS – FR-EN Translate)</text:p>
          </table:table-cell>
          <table:table-cell office:value-type="float" office:value="297.178867924528" calcext:value-type="float">
            <text:p>297.178867924528</text:p>
          </table:table-cell>
          <table:table-cell office:value-type="float" office:value="386.076339622642" calcext:value-type="float">
            <text:p>386.076339622642</text:p>
          </table:table-cell>
        </table:table-row>
        <table:table-row table:style-name="ro1">
          <table:table-cell office:value-type="string" calcext:value-type="string">
            <text:p>P100 (TRANS – ES-EN Translate)</text:p>
          </table:table-cell>
          <table:table-cell office:value-type="float" office:value="317.313903345725" calcext:value-type="float">
            <text:p>317.313903345725</text:p>
          </table:table-cell>
          <table:table-cell office:value-type="float" office:value="412.234527881041" calcext:value-type="float">
            <text:p>412.234527881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8T16:48:44.082481052</meta:creation-date>
    <dc:date>2021-03-28T19:31:10.613463695</dc:date>
    <meta:editing-duration>PT21M56S</meta:editing-duration>
    <meta:editing-cycles>2</meta:editing-cycles>
    <meta:generator>LibreOffice/7.0.4.2$Linux_X86_64 LibreOffice_project/00$Build-2</meta:generator>
    <meta:document-statistic meta:table-count="2" meta:cell-count="425" meta:object-count="0"/>
  </office:meta>
</office:document-meta>
</file>